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Interceptor.TransactionInterceptor( TransactionManager ptm , TransactionAttributeSource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Interceptor.invoke( MethodInvocation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nsactionInterceptor.TransactionInterceptor( PlatformTransactionManager ptm , TransactionAttributeSource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Interceptor.TransactionInterceptor( PlatformTransactionManager ptm , Properti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Intercepto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.writeObject( ObjectOutputStream o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Interceptor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Interceptor.proceedWith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.Transac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